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none"/>
    </style:style>
    <style:style style:name="fr1" style:family="graphic" style:parent-style-name="OLE">
      <style:graphic-properties style:vertical-pos="top" style:vertical-rel="paragraph" style:horizontal-pos="center" style:horizontal-rel="paragraph" draw:ole-draw-aspect="1" draw:visible-area-top="0in" draw:visible-area-width="7.0642in" draw:visible-area-height="8.928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0638in" svg:height="8.9283in" draw:z-index="0"><draw:object-ole xlink:href="./Object 1" xlink:type="simple" xlink:show="embed" xlink:actuate="onLoad"/><draw:image xlink:href="./ObjectReplacements/Object 1" xlink:type="simple" xlink:show="embed" xlink:actuate="onLoad"/></draw:frame>FSM Directory</text:p>
      <text:p text:style-name="P1"><text:soft-page-break/></text:p>
      <text:p text:style-name="P2">The figure shows the finite-state machine diagram for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would send an exclusive reply to the requester and transition to the Exclusive state. It should be impossible for a writeback request to arrive during Unowned or “Exclusive (Memory-Access)” states because no node should have the block in these two states.</text:p>
      <text:p text:style-name="P2"/>
      <text:p text:style-name="P2">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 text:style-name="T1">exclusive</text:span>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3"/>
      <text:p text:style-name="P2">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ext:soft-page-break/>to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 text:style-name="T1">It</text:span> is possible for the intervention to be unsuccessful, however, which is indicated by a nak from the previous owner. When this happens, the directory would send a nak to the requester an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1-02-01T13:45:15.54</dc:date>
    <dc:creator>Eric Chang</dc:creator>
    <meta:editing-duration>PT13H59M54S</meta:editing-duration>
    <meta:editing-cycles>45</meta:editing-cycles>
    <meta:generator>OpenOffice.org/3.2$Win32 OpenOffice.org_project/320m18$Build-9502</meta:generator>
    <meta:printed-by>Eric Chang</meta:printed-by>
    <meta:print-date>2010-12-13T16:37:52.34</meta:print-date>
    <meta:document-statistic meta:table-count="0" meta:image-count="0" meta:object-count="1" meta:page-count="3" meta:paragraph-count="6" meta:word-count="917" meta:character-count="5633"/>
  </office:meta>
</office:document-meta>
</file>